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3.2.1 CPU optimisation</text:p>
      <text:p text:style-name="Standard">The single that will affect the CPU usage of Speex the most is whether it is compiled for floating point or fixed-point. If your</text:p>
      <text:p text:style-name="Standard">CPU/DSP does not have a floating-point unit FPU, then compiling as fixed-point will be orders of magnitudes faster. If there</text:p>
      <text:p text:style-name="Standard">is an FPU present, then it is important to test which version is faster. On the x86 architecture, floating-point is generally</text:p>
      <text:p text:style-name="Standard">faster, but not always. To compile Speex as fixed-point, you need to pass –fixed-point to the configure script or define the</text:p>
      <text:p text:style-name="Standard">FIXED_POINT macro for the compiler. As of 1.2beta3, it is now possible to disable the floating-point compatibility API,</text:p>
      <text:p text:style-name="Standard">which means that your code can link without a float emulation library. To do that configure with –disable-float-api or define</text:p>
      <text:p text:style-name="Standard">the DISABLE_FLOAT_API macro. Until the VBR feature is ported to fixed-point, you will also need to configure with</text:p>
      <text:p text:style-name="Standard">–disable-vbr or define DISABLE_VBR.</text:p>
      <text:p text:style-name="Standard">Other important things to check on some DSP architectures are:</text:p>
      <text:p text:style-name="Standard">• Make sure the cache is set to write-back mode</text:p>
      <text:p text:style-name="Standard">• If the chip has SRAM instead of cache, make sure as much code and data are in SRAM, rather than in RAM</text:p>
      <text:p text:style-name="Standard">If you are going to be writing assembly, then the following functions are usually the first ones you should consider optimising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de" fo:country="DE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de" fo:country="DE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9T14:28:25.218058658</meta:creation-date>
    <dc:date>2018-10-09T14:29:52.092989188</dc:date>
    <meta:editing-duration>PT1M28S</meta:editing-duration>
    <meta:editing-cycles>1</meta:editing-cycles>
    <meta:document-statistic meta:table-count="0" meta:image-count="0" meta:object-count="0" meta:page-count="1" meta:paragraph-count="13" meta:word-count="213" meta:character-count="1256" meta:non-whitespace-character-count="1056"/>
    <meta:generator>LibreOffice/6.1.2.1$Linux_X86_64 LibreOffice_project/10$Build-1</meta:generator>
  </office:meta>
</office:document-meta>
</file>